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F700000023908FBA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2cm" fo:min-width="1.963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534cm" svg:height="0.925cm" svg:x="7.734cm" svg:y="14.634cm">
          <draw:image xlink:href="Pictures/10000000000000F700000023908FBAC7.png" xlink:type="simple" xlink:show="embed" xlink:actuate="onLoad">
            <text:p/>
          </draw:image>
        </draw:frame>
        <draw:frame draw:style-name="gr2" draw:text-style-name="P2" draw:layer="layout" svg:width="2.627cm" svg:height="0.569cm" svg:x="6.836cm" svg:y="12.537cm">
          <draw:text-box>
            <text:p><text:span text:style-name="T1">Add </text:span><text:span text:style-name="T2">vector</text:span><text:span text:style-name="T1"> layer</text:span></text:p>
          </draw:text-box>
        </draw:frame>
        <draw:frame draw:style-name="gr2" draw:text-style-name="P2" draw:layer="layout" svg:width="2.563cm" svg:height="0.569cm" svg:x="7.914cm" svg:y="12.952cm">
          <draw:text-box>
            <text:p><text:span text:style-name="T1">Add </text:span><text:span text:style-name="T2">raster</text:span><text:span text:style-name="T1"> layer</text:span></text:p>
          </draw:text-box>
        </draw:frame>
        <draw:frame draw:style-name="gr2" draw:text-style-name="P2" draw:layer="layout" svg:width="2.843cm" svg:height="0.569cm" svg:x="9.16cm" svg:y="13.469cm">
          <draw:text-box>
            <text:p><text:span text:style-name="T1">Add </text:span><text:span text:style-name="T3">PostGIS</text:span><text:span text:style-name="T1"> layer</text:span></text:p>
          </draw:text-box>
        </draw:frame>
        <draw:frame draw:style-name="gr3" draw:text-style-name="P2" draw:layer="layout" svg:width="3.728cm" svg:height="0.569cm" svg:x="10.151cm" svg:y="13.968cm">
          <draw:text-box>
            <text:p><text:span text:style-name="T1">Add </text:span><text:span text:style-name="T3">SpatiaLite</text:span><text:span text:style-name="T1"> layer</text:span></text:p>
          </draw:text-box>
        </draw:frame>
        <draw:frame draw:style-name="gr2" draw:text-style-name="P2" draw:layer="layout" svg:width="4.434cm" svg:height="0.569cm" svg:x="8.149cm" svg:y="15.81cm">
          <draw:text-box>
            <text:p><text:span text:style-name="T1">Add </text:span><text:span text:style-name="T4">Web Mapping Server</text:span><text:span text:style-name="T3"> </text:span><text:span text:style-name="T1">layer</text:span></text:p>
          </draw:text-box>
        </draw:frame>
        <draw:frame draw:style-name="gr2" draw:text-style-name="P2" draw:layer="layout" svg:width="3.855cm" svg:height="0.569cm" svg:x="9.93cm" svg:y="16.212cm">
          <draw:text-box>
            <text:p><text:span text:style-name="T1">Create new shapefile layer</text:span></text:p>
          </draw:text-box>
        </draw:frame>
        <draw:line draw:style-name="gr4" draw:text-style-name="P1" draw:layer="layout" svg:x1="8.026cm" svg:y1="12.988cm" svg:x2="8.026cm" svg:y2="14.852cm">
          <text:p/>
        </draw:line>
        <draw:line draw:style-name="gr4" draw:text-style-name="P1" draw:layer="layout" svg:x1="11.862cm" svg:y1="15.477cm" svg:x2="11.862cm" svg:y2="15.875cm">
          <text:p/>
        </draw:line>
        <draw:line draw:style-name="gr4" draw:text-style-name="P1" draw:layer="layout" svg:x1="10.912cm" svg:y1="14.396cm" svg:x2="10.912cm" svg:y2="14.913cm">
          <text:p/>
        </draw:line>
        <draw:line draw:style-name="gr4" draw:text-style-name="P1" draw:layer="layout" svg:x1="9.986cm" svg:y1="13.938cm" svg:x2="9.986cm" svg:y2="14.937cm">
          <text:p/>
        </draw:line>
        <draw:line draw:style-name="gr4" draw:text-style-name="P1" draw:layer="layout" svg:x1="8.952cm" svg:y1="13.409cm" svg:x2="8.952cm" svg:y2="14.864cm">
          <text:p/>
        </draw:line>
        <draw:line draw:style-name="gr4" draw:text-style-name="P1" draw:layer="layout" svg:x1="12.848cm" svg:y1="15.49cm" svg:x2="12.848cm" svg:y2="16.404cm">
          <text:p/>
        </draw:line>
        <draw:frame draw:style-name="gr2" draw:text-style-name="P2" draw:layer="layout" svg:width="3.076cm" svg:height="0.569cm" svg:x="12.273cm" svg:y="16.621cm">
          <draw:text-box>
            <text:p><text:span text:style-name="T1">Remove active layer</text:span></text:p>
          </draw:text-box>
        </draw:frame>
        <draw:line draw:style-name="gr4" draw:text-style-name="P1" draw:layer="layout" svg:x1="13.955cm" svg:y1="15.309cm" svg:x2="13.955cm" svg:y2="16.6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m </meta:initial-creator>
    <meta:creation-date>2010-10-11T15:45:48</meta:creation-date>
    <dc:date>2010-10-11T16:35:01</dc:date>
    <dc:creator>Sam </dc:creator>
    <meta:editing-duration>PT00H04M55S</meta:editing-duration>
    <meta:editing-cycles>1</meta:editing-cycles>
    <meta:generator>OpenOffice.org/3.2$Unix OpenOffice.org_project/320m12$Build-9483</meta:generator>
    <meta:document-statistic meta:object-count="15"/>
  </office:meta>
</office:document-meta>
</file>